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3c33" officeooo:paragraph-rsid="001c3c33"/>
    </style:style>
    <style:style style:name="P2" style:family="paragraph" style:parent-style-name="Standard">
      <style:text-properties officeooo:rsid="001d20aa" officeooo:paragraph-rsid="001d20aa"/>
    </style:style>
    <style:style style:name="P3" style:family="paragraph" style:parent-style-name="Standard">
      <style:text-properties officeooo:rsid="001d2edd" officeooo:paragraph-rsid="001d2edd"/>
    </style:style>
    <style:style style:name="T1" style:family="text">
      <style:text-properties officeooo:rsid="001cff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neme <text:span text:style-name="T1">bugun </text:span></text:p>
      <text:p text:style-name="P1"/>
      <text:p text:style-name="P2">git github umit branchi</text:p>
      <text:p text:style-name="P2"/>
      <text:p text:style-name="P3">umit branchi yeni eklem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2T20:14:38.641000000</dc:date>
    <meta:editing-duration>PT43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3" meta:word-count="10" meta:character-count="60" meta:non-whitespace-character-count="52"/>
  </office:meta>
</office:document-meta>
</file>